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818de" officeooo:paragraph-rsid="001818de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19fdbe" officeooo:paragraph-rsid="0019fdbe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fo:color="#000000" style:font-name="Liberation Serif" fo:font-size="14pt" fo:font-weight="bold" officeooo:rsid="0019fdbe" officeooo:paragraph-rsid="0019fdbe" style:font-size-asian="12.25pt" style:font-weight-asian="bold" style:font-size-complex="14pt" style:font-weight-complex="bold"/>
    </style:style>
    <style:style style:name="T1" style:family="text">
      <style:text-properties fo:color="#00a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INPUT FORM USE &amp; AKS TO USER FOR ENTET INPUT</text:p>
      <text:p text:style-name="P1"/>
      <text:p text:style-name="P1">input() -- <text:s/>This will use to ask to user for enter input during run a script.</text:p>
      <text:p text:style-name="P1"/>
      <text:p text:style-name="P1">Name = input(“Please, Enter your name”)</text:p>
      <text:p text:style-name="P1">print(“Your name is <text:s/>” + <text:s/>name )</text:p>
      <text:p text:style-name="P1"/>
      <text:p text:style-name="P1">print(type(Name))</text:p>
      <text:p text:style-name="P1"/>
      <text:p text:style-name="P2">OUTPUT</text:p>
      <text:p text:style-name="P2">Please, Enter your name <text:span text:style-name="T1">Bhavin</text:span></text:p>
      <text:p text:style-name="P3">Your name is Bhavin</text:p>
      <text:p text:style-name="P3">&lt;class ‘str’&gt;</text:p>
      <text:p text:style-name="P3"/>
      <text:p text:style-name="P3">NOTE:- this function input() is always gives outputs as STRING.</text:p>
      <text:p text:style-name="P3">Even if you enter number, float, stirngs whatever, it gives output as STRING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9T23:25:52.447869194</dc:date>
    <meta:editing-duration>PT9M37S</meta:editing-duration>
    <meta:editing-cycles>1</meta:editing-cycles>
    <meta:document-statistic meta:table-count="0" meta:image-count="0" meta:object-count="0" meta:page-count="1" meta:paragraph-count="11" meta:word-count="76" meta:character-count="421" meta:non-whitespace-character-count="353"/>
    <meta:generator>LibreOffice/6.4.7.2$Linux_X86_64 LibreOffice_project/40$Build-2</meta:generator>
  </office:meta>
</office:document-meta>
</file>